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87a9b" officeooo:paragraph-rsid="00187a9b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InfoBlue">
      <style:paragraph-properties fo:margin-left="0cm" fo:margin-right="0cm" fo:text-indent="0cm" style:auto-text-indent="false"/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15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87a9b"/>
    </style:style>
    <style:style style:name="P16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17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Tabletext">
      <style:paragraph-properties style:snap-to-layout-grid="false"/>
    </style:style>
    <style:style style:name="P19" style:family="paragraph" style:parent-style-name="Tabletext">
      <style:text-properties officeooo:rsid="00187a9b" officeooo:paragraph-rsid="00187a9b"/>
    </style:style>
    <style:style style:name="P20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paragraph-rsid="00187a9b" style:language-asian="none" style:country-asian="none"/>
    </style:style>
    <style:style style:name="P21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rsid="001dfa17" officeooo:paragraph-rsid="00187a9b" style:language-asian="none" style:country-asian="none"/>
    </style:style>
    <style:style style:name="P22" style:family="paragraph" style:parent-style-name="Heading">
      <style:paragraph-properties fo:text-align="end" style:justify-single-word="false"/>
    </style:style>
    <style:style style:name="P23" style:family="paragraph" style:parent-style-name="Heading">
      <style:paragraph-properties fo:text-align="end" style:justify-single-word="false"/>
      <style:text-properties fo:font-weight="bold" officeooo:rsid="00187a9b" officeooo:paragraph-rsid="00187a9b" fo:background-color="transparent" style:font-weight-asian="bold" style:font-weight-complex="bold"/>
    </style:style>
    <style:style style:name="P24" style:family="paragraph" style:parent-style-name="Heading">
      <style:paragraph-properties fo:text-align="end" style:justify-single-word="false"/>
      <style:text-properties fo:font-size="14pt" officeooo:paragraph-rsid="0025c556" style:font-size-asian="14pt"/>
    </style:style>
    <style:style style:name="P25" style:family="paragraph" style:parent-style-name="Heading">
      <style:paragraph-properties fo:break-before="page"/>
    </style:style>
    <style:style style:name="P26" style:family="paragraph" style:parent-style-name="Heading">
      <style:paragraph-properties fo:break-before="page"/>
      <style:text-properties officeooo:rsid="001a0963" officeooo:paragraph-rsid="001a0963" style:font-name-asian="Arial"/>
    </style:style>
    <style:style style:name="P27" style:family="paragraph" style:parent-style-name="InfoBlue"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28" style:family="paragraph" style:parent-style-name="InfoBlue">
      <style:text-properties style:use-window-font-color="true" fo:language="es" fo:country="AR" officeooo:paragraph-rsid="001d097b" style:language-complex="ar" style:country-complex="SA"/>
    </style:style>
    <style:style style:name="P29" style:family="paragraph" style:parent-style-name="Text_20_body">
      <style:text-properties style:use-window-font-color="true" fo:language="es" fo:country="AR" fo:font-style="normal" officeooo:rsid="001b1ae9" officeooo:paragraph-rsid="001b1ae9" style:font-style-asian="normal" style:language-complex="ar" style:country-complex="SA" style:font-style-complex="normal"/>
    </style:style>
    <style:style style:name="P30" style:family="paragraph" style:parent-style-name="Text_20_body">
      <style:text-properties style:use-window-font-color="true" fo:language="es" fo:country="AR" officeooo:rsid="001f7dab" officeooo:paragraph-rsid="001f7dab" style:language-complex="ar" style:country-complex="SA"/>
    </style:style>
    <style:style style:name="P31" style:family="paragraph" style:parent-style-name="Heading_20_1">
      <style:text-properties style:use-window-font-color="true"/>
    </style:style>
    <style:style style:name="P32" style:family="paragraph" style:parent-style-name="Heading_20_1">
      <style:text-properties style:use-window-font-color="true" fo:language="es" fo:country="AR" style:language-complex="ar" style:country-complex="SA"/>
    </style:style>
    <style:style style:name="P33" style:family="paragraph" style:parent-style-name="Heading_20_1">
      <style:paragraph-properties fo:orphans="2" fo:widows="2"/>
      <style:text-properties style:use-window-font-color="true" fo:language="es" fo:country="AR" style:language-complex="ar" style:country-complex="SA"/>
    </style:style>
    <style:style style:name="P34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87a9b"/>
    </style:style>
    <style:style style:name="P35" style:family="paragraph" style:parent-style-name="Heading" style:master-page-name="Convertir_20_1">
      <style:paragraph-properties style:page-number="auto"/>
    </style:style>
    <style:style style:name="P36" style:family="paragraph" style:parent-style-name="Text_20_body">
      <style:text-properties style:use-window-font-color="true" fo:language="es" fo:country="AR" fo:font-style="normal" officeooo:rsid="001b1ae9" officeooo:paragraph-rsid="001b1ae9" style:font-style-asian="normal" style:language-complex="ar" style:country-complex="SA" style:font-style-complex="normal"/>
    </style:style>
    <style:style style:name="P37" style:family="paragraph" style:parent-style-name="Text_20_body">
      <style:text-properties style:use-window-font-color="true" fo:language="es" fo:country="AR" fo:font-style="normal" officeooo:rsid="00280d6c" officeooo:paragraph-rsid="00280d6c" style:font-style-asian="normal" style:language-complex="ar" style:country-complex="SA" style:font-style-complex="normal"/>
    </style:style>
    <style:style style:name="P38" style:family="paragraph" style:parent-style-name="Text_20_body">
      <style:text-properties style:use-window-font-color="true" fo:language="es" fo:country="AR" officeooo:paragraph-rsid="001b1ae9" style:language-complex="ar" style:country-complex="SA"/>
    </style:style>
    <style:style style:name="T1" style:family="text">
      <style:text-properties officeooo:rsid="00187a9b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language="none" fo:country="none" officeooo:rsid="001dfa17" style:language-asian="none" style:country-asian="none"/>
    </style:style>
    <style:style style:name="T4" style:family="text">
      <style:text-properties fo:language="none" fo:country="none" officeooo:rsid="001f7dab" style:language-asian="none" style:country-asian="none"/>
    </style:style>
    <style:style style:name="T5" style:family="text">
      <style:text-properties style:font-name="Calibri" fo:font-size="11pt" fo:language="es" fo:country="ES" style:font-size-asian="11pt" style:language-asian="none" style:country-asian="none" style:font-name-complex="Calibri" style:font-size-complex="11pt"/>
    </style:style>
    <style:style style:name="T6" style:family="text">
      <style:text-properties style:font-name="Calibri" fo:font-size="11pt" fo:language="none" fo:country="none" officeooo:rsid="001dfa17" style:font-size-asian="11pt" style:language-asian="none" style:country-asian="none" style:font-name-complex="Calibri" style:font-size-complex="11pt"/>
    </style:style>
    <style:style style:name="T7" style:family="text">
      <style:text-properties officeooo:rsid="001b1ae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fa17" style:font-style-asian="normal" style:font-style-complex="normal"/>
    </style:style>
    <style:style style:name="T10" style:family="text">
      <style:text-properties fo:font-style="normal" officeooo:rsid="001d097b" style:font-style-asian="normal" style:font-style-complex="normal"/>
    </style:style>
    <style:style style:name="T11" style:family="text">
      <style:text-properties fo:font-style="normal" officeooo:rsid="00280d6c" style:font-style-asian="normal" style:font-style-complex="normal"/>
    </style:style>
    <style:style style:name="T12" style:family="text">
      <style:text-properties fo:font-style="normal" officeooo:rsid="001b1ae9" style:font-style-asian="normal" style:font-style-complex="normal"/>
    </style:style>
    <style:style style:name="T13" style:family="text">
      <style:text-properties officeooo:rsid="00280d6c"/>
    </style:style>
    <style:style style:name="T14" style:family="text">
      <style:text-properties style:use-window-font-color="true" fo:language="es" fo:country="AR" style:language-complex="ar" style:country-complex="SA"/>
    </style:style>
    <style:style style:name="T1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istema de Apoyo a los Puntos Limpios</text:p>
      <text:p text:style-name="P23">Use-Case Specification: Registrar residuo</text:p>
      <text:p text:style-name="P22"/>
      <text:p text:style-name="P24">Version 1.0</text:p>
      <text:p text:style-name="Standard"/>
      <text:p text:style-name="Standard"/>
      <text:p text:style-name="Text_20_body"/>
      <text:p text:style-name="Text_20_body"/>
      <text:p text:style-name="P35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Date</text:p>
          </table:table-cell>
          <table:table-cell table:style-name="Tabla1.A1" office:value-type="string">
            <text:p text:style-name="P17">Version</text:p>
          </table:table-cell>
          <table:table-cell table:style-name="Tabla1.A1" office:value-type="string">
            <text:p text:style-name="P17">Description</text:p>
          </table:table-cell>
          <table:table-cell table:style-name="Tabla1.D1" office:value-type="string">
            <text:p text:style-name="P17">Author</text:p>
          </table:table-cell>
        </table:table-row>
        <table:table-row table:style-name="Tabla1.1">
          <table:table-cell table:style-name="Tabla1.A1" office:value-type="string">
            <text:p text:style-name="P19">13/05/2019</text:p>
          </table:table-cell>
          <table:table-cell table:style-name="Tabla1.A1" office:value-type="string">
            <text:p text:style-name="P19">1.0</text:p>
          </table:table-cell>
          <table:table-cell table:style-name="Tabla1.A1" office:value-type="string">
            <text:p text:style-name="P19">Caso de Uso N° 1</text:p>
          </table:table-cell>
          <table:table-cell table:style-name="Tabla1.D1" office:value-type="string">
            <text:p text:style-name="P19">Grupo 6</text:p>
          </table:table-cell>
        </table:table-row>
        <table:table-row table:style-name="Tabla1.1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D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D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D1" office:value-type="string">
            <text:p text:style-name="P18"/>
          </table:table-cell>
        </table:table-row>
      </table:table>
      <text:p text:style-name="Standard"/>
      <text:p text:style-name="P25">Table of Contents</text:p>
      <text:p text:style-name="P15"><text:span text:style-name="T2">1.</text:span><text:span text:style-name="T5"><text:tab/></text:span><text:span text:style-name="T2">Brief Description<text:tab/></text:span><text:span text:style-name="T4">4</text:span></text:p>
      <text:p text:style-name="P15"><text:span text:style-name="T2">2.</text:span><text:span text:style-name="T5"><text:tab/></text:span><text:span text:style-name="T2">Basic Flow of Events<text:tab/></text:span><text:span text:style-name="T4">4</text:span></text:p>
      <text:p text:style-name="P15"><text:span text:style-name="T2">3.</text:span><text:span text:style-name="T5"><text:tab/></text:span><text:span text:style-name="T2">Alternative Flows<text:tab/></text:span><text:span text:style-name="T4">4</text:span></text:p>
      <text:p text:style-name="P20"/>
      <text:p text:style-name="P15"><text:span text:style-name="T6">4</text:span><text:span text:style-name="T5"><text:tab/></text:span><text:span text:style-name="T2">Preconditions<text:tab/></text:span><text:span text:style-name="T3">4</text:span></text:p>
      <text:p text:style-name="P21"/>
      <text:p text:style-name="P16"/>
      <text:p text:style-name="P5"/>
      <text:p text:style-name="P5"/>
      <text:p text:style-name="P5"/>
      <text:p text:style-name="P26">Use-Case Specification: Registrar residuo</text:p>
      <text:p text:style-name="InfoBlue"/>
      <text:p text:style-name="P12"/>
      <text:h text:style-name="P31" text:outline-level="1"><text:bookmark-start text:name="__RefHeading___Toc257297270"/>Brief Description<text:bookmark-end text:name="__RefHeading___Toc257297270"/></text:h>
      <text:p text:style-name="P27">Este caso de uso especifica la funcionalidad de registrar un residuo en el sistema.</text:p>
      <text:h text:style-name="P33" text:outline-level="1"><text:bookmark-start text:name="__RefHeading___Toc257297271"/>Basic Flow of Events<text:bookmark-end text:name="__RefHeading___Toc257297271"/></text:h>
      <text:p text:style-name="P13"><text:tab/>1. El caso de uso comienza cuando un vecino quiere reciclar mediante el sistema.</text:p>
      <text:p text:style-name="P14"><text:tab/>2. El sistema pide <text:span text:style-name="T13">que el</text:span> vecino <text:span text:style-name="T13">escane</text:span>e el residuo a reciclar<text:span text:style-name="T13">.</text:span></text:p>
      <text:p text:style-name="P14"><text:tab/>3. El vecino <text:span text:style-name="T13">escanea</text:span> el residuo a reciclar.</text:p>
      <text:p text:style-name="P14"><text:tab/>4. El sistema verifica que el residuo sea reciclable.</text:p>
      <text:p text:style-name="P14"><text:tab/>5. El sistema verifica que el vecino haya reciclado el residuo antes.</text:p>
      <text:p text:style-name="P14"><text:tab/>6. El sistema pide al vecino que ingrese la cantidad del residuo.</text:p>
      <text:p text:style-name="P14"><text:tab/>7. [INCLUDE] Calcular volumen.</text:p>
      <text:p text:style-name="P14"><text:tab/>8. <text:span text:style-name="T7">El sistema registrar el reciclado en el perfil del vecino.</text:span></text:p>
      <text:p text:style-name="P14"><text:tab/><text:span text:style-name="T7">9. El caso de uso termina.</text:span></text:p>
      <text:h text:style-name="Heading_20_1" text:outline-level="1"><text:bookmark-start text:name="__RefHeading___Toc257297272"/><text:span text:style-name="T14">Alternative Flows</text:span><text:bookmark-end text:name="__RefHeading___Toc257297272"/></text:h>
      <text:p text:style-name="P29">3. El sistema <text:span text:style-name="T13">no lee el código de barras</text:span>.</text:p>
      <text:p text:style-name="P29">3.<text:span text:style-name="T13">1</text:span>. El sistema <text:span text:style-name="T13">pide que ingrese manualmente el reciclable</text:span>.</text:p>
      <text:p text:style-name="P29">3.<text:span text:style-name="T13">2</text:span>. <text:span text:style-name="T13">El flujo vuelve al paso 4</text:span>.</text:p>
      <text:p text:style-name="P37">4. El sistema informa que no es reciclable.</text:p>
      <text:p text:style-name="P37">4. 1. El caso de uso finaliza.</text:p>
      <text:p text:style-name="P29"><text:span text:style-name="T13">5</text:span>. El residuo no fue reciclado anteriormente por el vecino.</text:p>
      <text:p text:style-name="P29"><text:span text:style-name="T13">5</text:span>.1 El sistema registra el residuo en el historial de reciclaje del vecino.</text:p>
      <text:p text:style-name="P38"><text:span text:style-name="T11">5</text:span><text:span text:style-name="T12">.2. El flujo vuelve al paso 6.</text:span></text:p>
      <text:h text:style-name="P33" text:outline-level="1"><text:bookmark-start text:name="__RefHeading___Toc257297277"/>Preconditions<text:bookmark-end text:name="__RefHeading___Toc257297277"/></text:h>
      <text:p text:style-name="P28"><text:span text:style-name="T9">4</text:span><text:span text:style-name="T10">.1. El vecino debe estar registrado en el sistema.</text:span></text:p>
      <text:p text:style-name="P30"><text:span text:style-name="T10">4.</text:span><text:span text:style-name="T8">2. El vecino debe estar logueado en el sistema.</text:span></text:p>
      <text:h text:style-name="P32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87a9b" officeooo:paragraph-rsid="00187a9b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paragraph-properties fo:margin-left="0cm" fo:margin-right="0.635cm" fo:text-indent="0cm" style:auto-text-indent="false"/>
    </style:style>
    <style:style style:name="MP9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officeooo:rsid="00187a9b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6">Sistema de Apoyo a <text:s/>los Puntos Limpios</text:p>
            </table:table-cell>
            <table:table-cell table:style-name="Tabla3.B1" office:value-type="string">
              <text:p text:style-name="MP7"><text:s text:c="2"/>Version: <text:s text:c="10"/>1.0</text:p>
            </table:table-cell>
          </table:table-row>
          <table:table-row table:style-name="Tabla3.1">
            <table:table-cell table:style-name="Tabla3.A1" office:value-type="string">
              <text:p text:style-name="MP6">Registrar residuo</text:p>
            </table:table-cell>
            <table:table-cell table:style-name="Tabla3.B1" office:value-type="string">
              <text:p text:style-name="Standard"><text:s text:c="2"/>Date: <text:s/><text:span text:style-name="MT1">13/05/2019</text:span>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MP6">CU01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Grupo 6, 2019</text:p>
            </table:table-cell>
            <table:table-cell table:style-name="Tabla2.A1" office:value-type="string">
              <text:p text:style-name="MP10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keyword/>
    <dc:description/>
    <meta:creation-date>2019-05-12T16:11:15.816000000</meta:creation-date>
    <dc:date>2019-05-13T18:48:43.203000000</dc:date>
    <meta:editing-cycles>14</meta:editing-cycles>
    <meta:editing-duration>PT26M41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51" meta:word-count="277" meta:character-count="1579" meta:non-whitespace-character-count="1332"/>
  </office:meta>
</office:document-meta>
</file>